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Consolas, 'Lucida Console', 'DejaVu Sans Mon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text-indent="0cm" style:auto-text-indent="false"/>
      <style:text-properties officeooo:paragraph-rsid="000dd4b7"/>
    </style:style>
    <style:style style:name="P2" style:family="paragraph" style:parent-style-name="Standard">
      <style:paragraph-properties fo:margin-left="0cm" fo:margin-right="0cm" fo:text-align="start" style:justify-single-word="false" fo:orphans="2" fo:text-indent="0cm" style:auto-text-indent="false"/>
      <style:text-properties officeooo:paragraph-rsid="000ecd28"/>
    </style:style>
    <style:style style:name="P3" style:family="paragraph" style:parent-style-name="Standard">
      <style:paragraph-properties fo:margin-left="0cm" fo:margin-right="0cm" fo:text-align="start" style:justify-single-word="false" fo:orphans="2" fo:text-indent="0cm" style:auto-text-indent="false"/>
      <style:text-properties officeooo:paragraph-rsid="001184c0"/>
    </style:style>
    <style:style style:name="P4" style:family="paragraph" style:parent-style-name="Standard">
      <style:paragraph-properties fo:margin-left="0cm" fo:margin-right="0cm" fo:text-align="start" style:justify-single-word="false" fo:orphans="2" fo:text-indent="0cm" style:auto-text-indent="false"/>
      <style:text-properties officeooo:paragraph-rsid="0012ebb0"/>
    </style:style>
    <style:style style:name="P5" style:family="paragraph" style:parent-style-name="Standard">
      <style:paragraph-properties fo:margin-left="0cm" fo:margin-right="0cm" fo:text-align="start" style:justify-single-word="false" fo:orphans="2" fo:text-indent="0cm" style:auto-text-indent="false"/>
      <style:text-properties officeooo:paragraph-rsid="0013c432"/>
    </style:style>
    <style:style style:name="P6" style:family="paragraph" style:parent-style-name="Standard">
      <style:paragraph-properties fo:margin-left="0cm" fo:margin-right="0cm" fo:text-align="start" style:justify-single-word="false" fo:orphans="2" fo:text-indent="0cm" style:auto-text-indent="false"/>
      <style:text-properties fo:color="#f30000" officeooo:paragraph-rsid="001184c0"/>
    </style:style>
    <style:style style:name="P7" style:family="paragraph" style:parent-style-name="Standard">
      <style:paragraph-properties fo:margin-left="0cm" fo:margin-right="0cm" fo:text-align="start" style:justify-single-word="false" fo:orphans="2" fo:text-indent="0cm" style:auto-text-indent="false"/>
      <style:text-properties fo:color="#f30000" officeooo:paragraph-rsid="000dd4b7"/>
    </style:style>
    <style:style style:name="P8" style:family="paragraph" style:parent-style-name="Standard">
      <style:paragraph-properties fo:margin-left="0cm" fo:margin-right="0cm" fo:text-align="start" style:justify-single-word="false" fo:orphans="2" fo:text-indent="0cm" style:auto-text-indent="false"/>
      <style:text-properties fo:color="#f30000" officeooo:rsid="0012baf5" officeooo:paragraph-rsid="0012baf5"/>
    </style:style>
    <style:style style:name="T1" style:family="text">
      <style:text-properties fo:font-variant="normal" fo:text-transform="none" fo:color="#000000" style:text-line-through-style="none" style:text-line-through-type="none" style:font-name="Menlo" fo:font-size="9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0dd4b7" style:text-blinking="false" fo:background-color="transparent" loext:char-shading-value="0"/>
    </style:style>
    <style:style style:name="T3"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0ecd28" style:text-blinking="false" fo:background-color="transparent" loext:char-shading-value="0"/>
    </style:style>
    <style:style style:name="T4"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1184c0" style:text-blinking="false" fo:background-color="transparent" loext:char-shading-value="0"/>
    </style:style>
    <style:style style:name="T5"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12baf5" style:text-blinking="false" fo:background-color="transparent" loext:char-shading-value="0"/>
    </style:style>
    <style:style style:name="T6"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12ebb0" style:text-blinking="false" fo:background-color="transparent" loext:char-shading-value="0"/>
    </style:style>
    <style:style style:name="T7" style:family="text">
      <style:text-properties fo:font-variant="normal" fo:text-transform="none" fo:color="#000000" style:text-line-through-style="none" style:text-line-through-type="none" style:font-name="Menlo" fo:font-size="9pt" fo:letter-spacing="normal" fo:font-style="normal" style:text-underline-style="none" fo:font-weight="normal" officeooo:rsid="0013c432" style:text-blinking="false" fo:background-color="transparent" loext:char-shading-value="0"/>
    </style:style>
    <style:style style:name="T8" style:family="text">
      <style:text-properties fo:font-variant="normal" fo:text-transform="none" fo:color="#f30000" style:text-line-through-style="none" style:text-line-through-type="none" style:font-name="Menlo" fo:font-size="9pt" fo:letter-spacing="normal" fo:font-style="normal" style:text-underline-style="none" fo:font-weight="normal" style:text-blinking="false" fo:background-color="transparent" loext:char-shading-value="0"/>
    </style:style>
    <style:style style:name="T9" style:family="text">
      <style:text-properties fo:font-variant="normal" fo:text-transform="none" fo:color="#f30000" style:text-line-through-style="none" style:text-line-through-type="none" style:font-name="Menlo" fo:font-size="9pt" fo:letter-spacing="normal" fo:font-style="normal" style:text-underline-style="none" fo:font-weight="normal" officeooo:rsid="001184c0" style:text-blinking="false" fo:background-color="transparent" loext:char-shading-value="0"/>
    </style:style>
    <style:style style:name="T10" style:family="text">
      <style:text-properties fo:font-variant="normal" fo:text-transform="none" fo:color="#f30000" style:text-line-through-style="none" style:text-line-through-type="none" style:font-name="Menlo" fo:font-size="9pt" fo:letter-spacing="normal" fo:font-style="normal" style:text-underline-style="none" fo:font-weight="normal" officeooo:rsid="0012ebb0" style:text-blinking="false" fo:background-color="transparent" loext:char-shading-value="0"/>
    </style:style>
    <style:style style:name="T11" style:family="text">
      <style:text-properties fo:font-variant="normal" fo:text-transform="none" style:text-line-through-style="none" style:text-line-through-type="none" style:font-name="Menlo" fo:font-size="9pt" fo:letter-spacing="normal" fo:font-style="normal" style:text-underline-style="none" fo:font-weight="normal" style:text-blinking="false" fo:background-color="transparent" loext:char-shading-value="0"/>
    </style:style>
    <style:style style:name="T12" style:family="text">
      <style:text-properties fo:font-variant="normal" fo:text-transform="none" style:text-line-through-style="none" style:text-line-through-type="none" style:font-name="Menlo" fo:font-size="9pt" fo:letter-spacing="normal" fo:font-style="normal" style:text-underline-style="none" fo:font-weight="normal" officeooo:rsid="001184c0" style:text-blinking="false" fo:background-color="transparent" loext:char-shading-value="0"/>
    </style:style>
    <style:style style:name="T13" style:family="text">
      <style:text-properties fo:color="#f300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1">- Une description du contexte</text:span></text:p>
      <text:p text:style-name="P1"><text:span text:style-name="T1"><text:tab/></text:span><text:span text:style-name="T2">Notre projet se développe en lien avec la participation du club </text:span><text:span text:style-name="T3">R</text:span><text:span text:style-name="T2">obotronik à l’édition 2019 de la coupe de France de robotique entre le 30 mai et le premier juin. Bien que tous les membres de notre équipe soient par ailleurs membres du club </text:span><text:span text:style-name="T3">R</text:span><text:span text:style-name="T2">obotronik, ce n’est pas en tant que tel</text:span><text:span text:style-name="T3">s</text:span><text:span text:style-name="T2"> que nous développons ce projet.</text:span></text:p>
      <text:p text:style-name="P2"><text:span text:style-name="T2">Dans cette compétition, deux équipes disposant chacune de un ou deux robots doivent pousser des palets disposés sur le terrain et les ranger dans des cases. Les palets </text:span><text:span text:style-name="T3">représentent</text:span><text:span text:style-name="T2"> des </text:span><text:span text:style-name="T3">atomes auxquels une couleur est associé. Les cases sont des zones colorées du terrain placées sur une extrémité du terrain figurant un « tableau de Mendeleiev »</text:span><text:span text:style-name="T2">. </text:span><text:span text:style-name="T3">Par ailleurs, les robots peuvent également pousser un palet dans un couloir placé sur un des bords du terrain. Chacune de ces actions rapporte des points à l’équipe qui sont comptabilisés en fin de partie. Un espace libre est réservé aux équipes pour les dispositifs de leur choix en haut du terrain sur un rectangle de dimensions : </text:span><text:span text:style-name="T9">l*L </text:span><text:span text:style-name="T3">et de hauteur :</text:span><text:span text:style-name="T9">h</text:span></text:p>
      <text:p text:style-name="P8"><text:span text:style-name="T12">p</text:span><text:span text:style-name="T11">hoto du terrain</text:span></text:p>
      <text:p text:style-name="P3"><text:span text:style-name="T3"><text:s/>Afin de pouvoir réaliser ces actions, il est impératif de pouvoir se déplacer précisément sur le terrain et donc de connaître sa position. Par ailleurs, il est impératif de savoir la position des palets pour se diriger. Jusque là, l’asservissement était assuré à l’aide d’encodeurs et le repérage des palets était réalisé en sondant l’environnement à l’aide de capteurs à ultrason disposés sur les robots. Le club Robotronik nous a commandé un système de repérage des palets et des robots basé sur le traitement d’images prises par une caméra placé en haut de l’espace réservé.</text:span></text:p>
      <text:p text:style-name="P6"><text:span text:style-name="T11">- Les objectifs précis du projet (ce qui existe, ce qui était à réaliser)</text:span></text:p>
      <text:p text:style-name="P3"><text:span text:style-name="T4">Pour ré<text:tab/>aliser ce projet, nous avons décidé d’utiliser un rasberry pi pour le traitement des données qui présente l’avantage d’avoir son propre système de caméra.</text:span></text:p>
      <text:p text:style-name="P3"><text:span text:style-name="T9">#Loic:wifi, version linux installée.</text:span></text:p>
      <text:p text:style-name="P4"><text:span text:style-name="T4">Il nous fallait alors développer le logiciel de traitement des images et la liaison wifi avec le robot. </text:span><text:span text:style-name="T5">Afin de pouvoir bénéficier d’optimisation de traitements classiques d’images, nous avons eu recours à la bibliothèque opencv . Celle-ci nous permet notamment d’utiliser python tout en ayant une meilleure optimisation des parcours d’images nécessaires que celles possible en python : la binarisation d’une image, la détection des contours, le seuillage par couleurs d’une image sont des opérations simples mais nécessitant de parcourir tout une image plusieurs fois ce qui peut s’avérer long en python mais rapide grâce aux fonctions optimisées à l’aide de langages de plus bas niveau proposés par la bibliothèque opencv. Par ailleurs cette librairie met à notre disposition une interface pour le traitement d’image qui nous permet de suivre en tant réel certaines modifications effectuée. </text:span><text:span text:style-name="T6">Le langage python permet lui d’avoir une gestion plus simple des tableaux que le langage C.</text:span></text:p>
      <text:p text:style-name="P4"><text:span text:style-name="T10">+Partie Nathan</text:span></text:p>
      <text:p text:style-name="P5"><text:span text:style-name="T8">- Le cahier des charges</text:span><text:span text:style-name="T13"><text:line-break/></text:span><text:span text:style-name="T8">- La description théorique de la réalisation</text:span><text:span text:style-name="T13"><text:line-break/></text:span><text:span text:style-name="T8">- Les solutions envisagées et retenues</text:span></text:p>
      <text:p text:style-name="P5"><text:span text:style-name="T7">Le traitement d’image a été exploré selon deux possibilités dont une seule a été retenue .</text:span></text:p>
      <text:p text:style-name="P5"><text:span text:style-name="T7">D’une part la détection du mouvement permettant de n’observer que les variations de l’image et donc idéalement de mettre à jour le déplacement de chaque palet et des robots s’il y a lieuet d’autre part la détection de couleur permettant d’identifier chaque palet et chaque robot du fait des identifiants colorés placés sur chacun d’eux à chaque instant et d’en recalculer la position. Seule cette deuxième possibilité a été maintenu. En effet, après plusieurs tests, la détection du mouvement s’est avérée très sensible aux bruits venant notamment de la variation de l’éclairage mais aussi les mouvements quoi que faibles de la caméra. Un traitement du bruit suffisant aurait nécessité un temps d’exécution beaucoup plus important, c’est pourquoi seule la deuxième solution bien plus robuste a été conservée. Une tentative de confirmation de cette méthode par un algorithme de détection d’ellipses a été tenté sans résultats satisfaisants.</text:span></text:p>
      <text:p text:style-name="P5"><text:span text:style-name="T7"/></text:p>
      <text:p text:style-name="P5"><text:span text:style-name="T13"><text:line-break/></text:span><text:span text:style-name="T8">- Une description précise des résultats attendus et obtenus</text:span><text:span text:style-name="T13"><text:line-break/></text:span><text:span text:style-name="T8">- Une description complète de la (les) réalisation(s) attendue(s) (schéma précis, plans…)</text:span><text:span text:style-name="T13"><text:line-break/></text:span><text:span text:style-name="T8">- Une mise en évidence sous forme de résultats de mesure ou autre de ce qui a été réalisé, de ce qui n’a pas marché ...</text:span><text:span text:style-name="T13"><text:line-break/></text:span><text:span text:style-name="T8">- Bilan financier (prévu, réalisé), attention le cout du projet ne se limite pas à ce qui a été dépensé par le groupe, il y a aussi du matériel emprunté, ou du matériel acheté lors de projets précéd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Consolas, 'Lucida Console', 'DejaVu Sans Mon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7:51:35.502000000</meta:creation-date>
    <dc:date>2019-05-11T18:41:59.679000000</dc:date>
    <meta:editing-duration>PT37M39S</meta:editing-duration>
    <meta:editing-cycles>6</meta:editing-cycles>
    <meta:generator>LibreOffice/5.4.6.2$Windows_X86_64 LibreOffice_project/4014ce260a04f1026ba855d3b8d91541c224eab8</meta:generator>
    <meta:document-statistic meta:table-count="0" meta:image-count="0" meta:object-count="0" meta:page-count="1" meta:paragraph-count="14" meta:word-count="743" meta:character-count="4516" meta:non-whitespace-character-count="3784"/>
  </office:meta>
</office:document-meta>
</file>